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 text:c="2"/>X1 X2<text:s text:c="3"/>X3 X4 X5 X6<text:s text:c="2"/>X7</text:span></text:p>
      <text:p text:style-name="P1"><text:span text:style-name="T1"><text:s text:c="2"/>8<text:s text:c="2"/>98<text:s text:c="3"/>7<text:s text:c="2"/>2<text:s text:c="2"/>12 8<text:s text:c="3"/>2</text:span></text:p>
      <text:p text:style-name="P1"><text:span text:style-name="T1"><text:s text:c="2"/>7<text:s text:c="2"/>107<text:s text:c="2"/>4<text:s text:c="2"/>3<text:s text:c="2"/>9<text:s text:c="2"/>5<text:s text:c="3"/>3</text:span></text:p>
      <text:p text:style-name="P1"><text:span text:style-name="T1"><text:s text:c="2"/>7<text:s text:c="2"/>103<text:s text:c="2"/>4<text:s text:c="2"/>3<text:s text:c="2"/>5<text:s text:c="2"/>6<text:s text:c="3"/>3</text:span></text:p>
      <text:p text:style-name="P1"><text:span text:style-name="T1"><text:s text:c="2"/>10<text:s text:c="2"/>88<text:s text:c="2"/>5<text:s text:c="2"/>2<text:s text:c="2"/>8<text:s text:c="2"/>15<text:s text:c="2"/>4</text:span></text:p>
      <text:p text:style-name="P1"><text:span text:style-name="T1"><text:s text:c="2"/>6<text:s text:c="2"/>91<text:s text:c="3"/>4<text:s text:c="2"/>2<text:s text:c="2"/>8<text:s text:c="2"/>10<text:s text:c="2"/>3</text:span></text:p>
      <text:p text:style-name="P1"><text:span text:style-name="T1"><text:s text:c="2"/>8<text:s text:c="2"/>90<text:s text:c="3"/>5<text:s text:c="2"/>2<text:s text:c="2"/>12 12<text:s text:c="2"/>4</text:span></text:p>
      <text:p text:style-name="P1"><text:span text:style-name="T1"><text:s text:c="2"/>9<text:s text:c="2"/>84<text:s text:c="3"/>7<text:s text:c="2"/>4<text:s text:c="2"/>12 15<text:s text:c="2"/>5</text:span></text:p>
      <text:p text:style-name="P1"><text:span text:style-name="T1"><text:s text:c="2"/>5<text:s text:c="2"/>72<text:s text:c="3"/>6<text:s text:c="2"/>4<text:s text:c="2"/>21 14<text:s text:c="2"/>4</text:span></text:p>
      <text:p text:style-name="P1"><text:span text:style-name="T1"><text:s text:c="2"/>7<text:s text:c="2"/>82<text:s text:c="3"/>5<text:s text:c="2"/>1<text:s text:c="2"/>11 11<text:s text:c="2"/>3</text:span></text:p>
      <text:p text:style-name="P1"><text:span text:style-name="T1"><text:s text:c="2"/>8<text:s text:c="2"/>64<text:s text:c="3"/>5<text:s text:c="2"/>2<text:s text:c="2"/>13<text:s text:c="2"/>9<text:s text:c="2"/>4</text:span></text:p>
      <text:p text:style-name="P1"><text:span text:style-name="T1"><text:s text:c="2"/>6<text:s text:c="2"/>71<text:s text:c="3"/>5<text:s text:c="2"/>4<text:s text:c="2"/>10<text:s text:c="2"/>3<text:s text:c="2"/>3</text:span></text:p>
      <text:p text:style-name="P1"><text:span text:style-name="T1"><text:s text:c="2"/>6<text:s text:c="2"/>91<text:s text:c="3"/>4<text:s text:c="2"/>2<text:s text:c="2"/>12<text:s text:c="2"/>7<text:s text:c="2"/>3</text:span></text:p>
      <text:p text:style-name="P1"><text:span text:style-name="T1"><text:s text:c="2"/>7<text:s text:c="2"/>72<text:s text:c="3"/>7<text:s text:c="2"/>4<text:s text:c="2"/>18 10<text:s text:c="2"/>3</text:span></text:p>
      <text:p text:style-name="P1"><text:span text:style-name="T1"><text:s text:c="2"/>10<text:s text:c="2"/>70<text:s text:c="2"/>4<text:s text:c="2"/>2<text:s text:c="2"/>11<text:s text:c="2"/>7<text:s text:c="2"/>3</text:span></text:p>
      <text:p text:style-name="P1"><text:span text:style-name="T1"><text:s text:c="2"/>10<text:s text:c="2"/>72<text:s text:c="2"/>4<text:s text:c="2"/>1<text:s text:c="2"/>8<text:s text:c="2"/>10<text:s text:c="2"/>3</text:span></text:p>
      <text:p text:style-name="P1"><text:span text:style-name="T1"><text:s text:c="2"/>9<text:s text:c="2"/>77<text:s text:c="3"/>4<text:s text:c="2"/>1<text:s text:c="2"/>9<text:s text:c="2"/>10<text:s text:c="2"/>3</text:span></text:p>
      <text:p text:style-name="P1"><text:span text:style-name="T1"><text:s text:c="2"/>8<text:s text:c="2"/>76<text:s text:c="3"/>4<text:s text:c="2"/>1<text:s text:c="2"/>7<text:s text:c="3"/>7<text:s text:c="2"/>3</text:span></text:p>
      <text:p text:style-name="P1"><text:span text:style-name="T1"><text:s text:c="2"/>8<text:s text:c="2"/>71<text:s text:c="3"/>5<text:s text:c="2"/>3<text:s text:c="2"/>16<text:s text:c="2"/>4<text:s text:c="2"/>4</text:span></text:p>
      <text:p text:style-name="P1"><text:span text:style-name="T1"><text:s text:c="2"/>9<text:s text:c="2"/>67<text:s text:c="3"/>4<text:s text:c="2"/>2<text:s text:c="2"/>13<text:s text:c="2"/>2<text:s text:c="2"/>3</text:span></text:p>
      <text:p text:style-name="P1"><text:span text:style-name="T1"><text:s text:c="2"/>9<text:s text:c="2"/>69<text:s text:c="3"/>3<text:s text:c="2"/>3<text:s text:c="2"/>9<text:s text:c="3"/>5<text:s text:c="2"/>3</text:span></text:p>
      <text:p text:style-name="P1"><text:span text:style-name="T1"><text:s text:c="2"/>10<text:s text:c="2"/>62<text:s text:c="2"/>5<text:s text:c="2"/>3<text:s text:c="2"/>14<text:s text:c="2"/>4<text:s text:c="2"/>4</text:span></text:p>
      <text:p text:style-name="P1"><text:span text:style-name="T1"><text:s text:c="2"/>9<text:s text:c="2"/>88<text:s text:c="3"/>4<text:s text:c="2"/>2<text:s text:c="2"/>7<text:s text:c="3"/>6<text:s text:c="2"/>3</text:span></text:p>
      <text:p text:style-name="P1"><text:span text:style-name="T1"><text:s text:c="2"/>8<text:s text:c="2"/>80<text:s text:c="3"/>4<text:s text:c="2"/>2<text:s text:c="2"/>13 11<text:s text:c="2"/>4</text:span></text:p>
      <text:p text:style-name="P1"><text:span text:style-name="T1"><text:s text:c="2"/>5<text:s text:c="2"/>30<text:s text:c="3"/>3<text:s text:c="2"/>3<text:s text:c="2"/>5<text:s text:c="3"/>2<text:s text:c="2"/>3</text:span></text:p>
      <text:p text:style-name="P1"><text:span text:style-name="T1"><text:s text:c="2"/>6<text:s text:c="2"/>83<text:s text:c="3"/>5<text:s text:c="2"/>1<text:s text:c="2"/>10 23<text:s text:c="2"/>4</text:span></text:p>
      <text:p text:style-name="P1"><text:span text:style-name="T1"><text:s text:c="2"/>8<text:s text:c="2"/>84<text:s text:c="3"/>3<text:s text:c="2"/>2<text:s text:c="2"/>7<text:s text:c="3"/>6<text:s text:c="2"/>3</text:span></text:p>
      <text:p text:style-name="P1"><text:span text:style-name="T1"><text:s text:c="2"/>6<text:s text:c="2"/>78<text:s text:c="3"/>4<text:s text:c="2"/>2<text:s text:c="2"/>11 11<text:s text:c="2"/>3</text:span></text:p>
      <text:p text:style-name="P1"><text:span text:style-name="T1"><text:s text:c="2"/>8<text:s text:c="2"/>79<text:s text:c="3"/>2<text:s text:c="2"/>1<text:s text:c="2"/>7<text:s text:c="2"/>10<text:s text:c="2"/>3</text:span></text:p>
      <text:p text:style-name="P1"><text:span text:style-name="T1"><text:s text:c="2"/>6<text:s text:c="2"/>62<text:s text:c="3"/>4<text:s text:c="2"/>3<text:s text:c="2"/>9<text:s text:c="3"/>8<text:s text:c="2"/>3</text:span></text:p>
      <text:p text:style-name="P1"><text:span text:style-name="T1"><text:s text:c="2"/>10<text:s text:c="2"/>37<text:s text:c="2"/>3<text:s text:c="2"/>1<text:s text:c="2"/>7<text:s text:c="3"/>2<text:s text:c="2"/>3</text:span></text:p>
      <text:p text:style-name="P1"><text:span text:style-name="T1"><text:s text:c="2"/>8<text:s text:c="2"/>71<text:s text:c="3"/>4<text:s text:c="2"/>1<text:s text:c="2"/>10<text:s text:c="2"/>7<text:s text:c="2"/>3</text:span></text:p>
      <text:p text:style-name="P1"><text:span text:style-name="T1"><text:s text:c="2"/>7<text:s text:c="2"/>52<text:s text:c="3"/>4<text:s text:c="2"/>1<text:s text:c="2"/>12<text:s text:c="2"/>8<text:s text:c="2"/>4</text:span></text:p>
      <text:p text:style-name="P1"><text:span text:style-name="T1"><text:s text:c="2"/>5<text:s text:c="2"/>48<text:s text:c="3"/>6<text:s text:c="2"/>5<text:s text:c="2"/>8<text:s text:c="3"/>4<text:s text:c="2"/>3</text:span></text:p>
      <text:p text:style-name="P1"><text:span text:style-name="T1"><text:s text:c="2"/>6<text:s text:c="2"/>75<text:s text:c="3"/>4<text:s text:c="2"/>1<text:s text:c="2"/>10 24<text:s text:c="2"/>3</text:span></text:p>
      <text:p text:style-name="P1"><text:span text:style-name="T1"><text:s text:c="2"/>10<text:s text:c="2"/>35<text:s text:c="2"/>4<text:s text:c="2"/>1<text:s text:c="2"/>6<text:s text:c="3"/>9<text:s text:c="2"/>2</text:span></text:p>
      <text:p text:style-name="P1"><text:span text:style-name="T1"><text:s text:c="2"/>8<text:s text:c="2"/>85<text:s text:c="3"/>4<text:s text:c="2"/>1<text:s text:c="2"/>9<text:s text:c="2"/>10<text:s text:c="2"/>2</text:span></text:p>
      <text:p text:style-name="P1"><text:span text:style-name="T1"><text:s text:c="2"/>5<text:s text:c="2"/>86<text:s text:c="3"/>3<text:s text:c="2"/>1<text:s text:c="2"/>6<text:s text:c="2"/>12<text:s text:c="2"/>2</text:span></text:p>
      <text:p text:style-name="P1"><text:span text:style-name="T1"><text:s text:c="2"/>5<text:s text:c="2"/>86<text:s text:c="3"/>7<text:s text:c="2"/>2<text:s text:c="2"/>13 18<text:s text:c="2"/>2</text:span></text:p>
      <text:p text:style-name="P1"><text:span text:style-name="T1"><text:s text:c="2"/>7<text:s text:c="2"/>79<text:s text:c="3"/>7<text:s text:c="2"/>4<text:s text:c="2"/>9<text:s text:c="2"/>25<text:s text:c="2"/>3</text:span></text:p>
      <text:p text:style-name="P1"><text:span text:style-name="T1"><text:s text:c="2"/>7<text:s text:c="2"/>79<text:s text:c="3"/>5<text:s text:c="2"/>2<text:s text:c="2"/>8<text:s text:c="3"/>6<text:s text:c="2"/>2</text:span></text:p>
      <text:p text:style-name="P1"><text:span text:style-name="T1"><text:s text:c="2"/>6<text:s text:c="2"/>68<text:s text:c="3"/>6<text:s text:c="2"/>2<text:s text:c="2"/>11 14<text:s text:c="2"/>3</text:span></text:p>
      <text:p text:style-name="P1"><text:span text:style-name="T1"><text:s text:c="2"/>8<text:s text:c="2"/>40<text:s text:c="3"/>4<text:s text:c="2"/>3<text:s text:c="2"/>6<text:s text:c="3"/>5<text:s text:c="2"/>2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